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haris SI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Charis SI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dɔ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kpa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fɛtswɩ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ɔɩd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pʋd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i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ib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ib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ɔb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fla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gy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pi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yinti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a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alaya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dɔh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piya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os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osiw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mb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mbɔ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ɔ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lin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lin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poli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mɔd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Atɔs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ɔ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odis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nkabas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o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o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mɔtɩ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polisɩ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ɛt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odi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kani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k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pulu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pin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ɔ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ɔnsɩgy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kanit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odit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odikʋ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kʋ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ɔt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ɔtɔt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kani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odio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poli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polia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Nkontombr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dɔnsɩn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dɔ-ɔ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fʋ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tsi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si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b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bu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ʋ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ʋ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fa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ɔ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kpaka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sʋ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yiyi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an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f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f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ba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srand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o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owu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nɔ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nɔ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yɔf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pokplofwɩ/Kpoliaf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Okpokpl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a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ob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oblɩkɩ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oblɩ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o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Ndɔdɔ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ɔpʋ/Ɔdɔtɔp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sʋlʋ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pʋ(t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pʋtsrabi(nsafw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im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kuku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bʋ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aatɩ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sʋlʋʋ tantas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tsu ɔ/ɛn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tsu ɔtɩ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bʋmaa/Ɩbʋ ɔ/ɛm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datɔ (adɔtɔ)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sɩn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/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rantɩ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/ets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tso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fang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ɔmpen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rantɩɛ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Ɔtɩ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/ɛf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i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sokp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/ɛl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/ɛtɩɔda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tɩ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a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ayio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Yab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pil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iekɩ (Ɔdɔkpa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ɔtɔ-ɔnlɩn (Ɩtɔɩdɔɔ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ɔ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flat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ikpa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ibɔ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isaɩ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ɛɩbom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ɔ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gy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pi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ala ogy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alaya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kpakatswi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ɔ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sɩkplay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osiw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Igyoyik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waɩnbi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sʋ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tɔd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a apʋ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oswi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bl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afʋlɛ (igyoasɩkwi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kpɔ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abiswie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ʋlabambibʋl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ɛkp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Ɩf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dankpaw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ba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gyokp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yo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tr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gyot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gyof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ɔpu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/ɛpahɩɛ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lɛ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Igyo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d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yrɔb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amb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Vɛ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wak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dɔkɔ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ekpod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sant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ʋn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kan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emaku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emrek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digbl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u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abrɩk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blɛ pun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w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uanbayer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bungy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anf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asɩswiea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p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diamawʋm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ɩtɩakp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asɩpɛp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ʋtɛ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atɩkanf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rʋfɔobungy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Atɔwɩhɛ: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od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Nyambio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ankan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ɩtɩ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siakw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mbara)</text:p>
          </table:table-cell>
        </table:table-row>
        <table:table-row>
          <table:table-cell table:style-name="Table1.A2" office:value-type="string">
            <text:p text:style-name="P2">Ntɔmb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apra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4:05:13</meta:creation-date>
    <dc:date>2012-10-31T15:39:41</dc:date>
    <meta:editing-duration>PT00H59M41S</meta:editing-duration>
    <meta:editing-cycles>4</meta:editing-cycles>
    <meta:generator>OpenOffice.org/3.2$Linux OpenOffice.org_project/320m12$Build-9483</meta:generator>
    <meta:document-statistic meta:table-count="1" meta:image-count="0" meta:object-count="0" meta:page-count="8" meta:paragraph-count="203" meta:word-count="214" meta:character-count="1546"/>
  </office:meta>
</office:document-meta>
</file>